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9966" draw:fill="solid" draw:fill-color="#ffd32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color="#ff9966" draw:fill="solid" draw:fill-color="#ffffcc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soli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solid" svg:stroke-color="#eb613d" draw:fill="solid" draw:fill-color="#ffebd1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148cm" svg:height="21.368cm" svg:x="-0.112cm" svg:y="0.075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0.796cm" svg:height="13.176cm" svg:x="0.428cm" svg:y="1.123cm">
          <text:p text:style-name="P1">Agent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812cm" svg:height="11.176cm" svg:x="0.904cm" svg:y="2.615cm">
          <text:p text:style-name="P1">Backend Modu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0.132cm" svg:height="3.556cm" svg:x="0.396cm" svg:y="14.807cm">
          <text:p text:style-name="P1">Core Modules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2.512cm" svg:height="2.032cm" svg:x="0.396cm" svg:y="18.871cm">
          <text:p text:style-name="P2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5.4cm" svg:height="2.032cm" svg:x="14.732cm" svg:y="15.748cm">
          <text:p text:style-name="P2"><text:span text:style-name="T1">Dynamic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8.764cm" svg:height="2.032cm" svg:x="1.444cm" svg:y="4.139cm">
          <text:p text:style-name="P2">Dynamic Field (Backen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3.208cm" svg:height="2.032cm" svg:x="1.016cm" svg:y="15.748cm">
          <text:p text:style-name="P2"><text:span text:style-name="T1">DynamicFiel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796cm" svg:height="13.208cm" svg:x="21.732cm" svg:y="1.091cm">
          <text:p text:style-name="P1">Admin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048cm" svg:height="1.016cm" svg:x="1.444cm" svg:y="7.219cm">
          <text:p text:style-name="P2"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17.78cm" svg:height="11.176cm" svg:x="22.24cm" svg:y="2.615cm">
            <text:p text:style-name="P1">Admin Modul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4.139cm">
            <text:p text:style-name="P2"><text:span text:style-name="T2">AdminDynamicField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6.679cm">
            <text:p text:style-name="P2"><text:span text:style-name="T2">AdminDynamicField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4.139cm">
            <text:p text:style-name="P2"><text:span text:style-name="T2">AdminDynamic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6.679cm">
            <text:p text:style-name="P2"><text:span text:style-name="T2">AdminDynamicField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9.219cm">
            <text:p text:style-name="P2"><text:span text:style-name="T2">AdminDynamicField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9.219cm">
            <text:p text:style-name="P2"><text:span text:style-name="T2">AdminDynamicField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8.128cm" svg:height="1.524cm" svg:x="22.748cm" svg:y="11.759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2" draw:layer="layout" svg:width="7.112cm" svg:height="2.032cm" svg:x="33.416cm" svg:y="18.871cm">
          <text:p text:style-name="P2">Configuration Fil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1.293cm" svg:height="6.604cm" svg:x="1.396cm" svg:y="6.715cm">
            <text:p text:style-name="P1">Dynamic Field Delegat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5.577cm" svg:y="8.747cm">
            <text:p text:style-name="P2"><text:span text:style-name="T2">Text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9.133cm" svg:y="8.747cm">
            <text:p text:style-name="P2"><text:span text:style-name="T2">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2.021cm" svg:y="10.271cm">
            <text:p text:style-name="P2"><text:span text:style-name="T2">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5.577cm" svg:y="10.271cm">
            <text:p text:style-name="P2"><text:span text:style-name="T2">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9.133cm" svg:y="10.271cm">
            <text:p text:style-name="P2"><text:span text:style-name="T2">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3.048cm" svg:height="1.016cm" svg:x="2.021cm" svg:y="11.795cm">
            <text:p text:style-name="P2"><text:span text:style-name="T2">Date/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3.048cm" svg:height="1.016cm" svg:x="5.577cm" svg:y="11.795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2.021cm" svg:y="8.747cm">
            <text:p text:style-name="P2"><text:span text:style-name="T2">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7.229cm" svg:height="6.604cm" svg:x="12.979cm" svg:y="6.679cm">
            <text:p text:style-name="P1">Object Type Delegat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5.08cm" svg:height="1.016cm" svg:x="14.112cm" svg:y="8.711cm">
            <text:p text:style-name="P2"><text:span text:style-name="T2">Ti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5.08cm" svg:height="1.016cm" svg:x="14.112cm" svg:y="10.235cm">
            <text:p text:style-name="P2"><text:span text:style-name="T2">Artic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08cm" svg:height="1.016cm" svg:x="14.112cm" svg:y="11.759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199cm" fo:page-height="21.3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2-03-16T11:40:36</dc:date>
    <dc:creator>Carlos Fernando Rodríguez</dc:creator>
    <meta:editing-duration>PT19H52M50S</meta:editing-duration>
    <meta:editing-cycles>9</meta:editing-cycles>
    <meta:generator>LibreOffice/3.4$Unix LibreOffice_project/340m1$Build-502</meta:generator>
    <meta:document-statistic meta:object-count="35"/>
  </office:meta>
</office:document-meta>
</file>